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4000000030001D70316.png"/>
  <manifest:file-entry manifest:media-type="image/jpeg" manifest:full-path="Pictures/100000000000007700000057BBC9A27D.jpg"/>
  <manifest:file-entry manifest:media-type="image/jpeg" manifest:full-path="Pictures/100000000000015300000137936D4E40.jpg"/>
  <manifest:file-entry manifest:media-type="image/png" manifest:full-path="Pictures/10000200000001BE0000015EDFD55A7D.png"/>
  <manifest:file-entry manifest:media-type="image/png" manifest:full-path="Pictures/100002000000034500000384772163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778cm" svg:y="0.333cm" svg:width="8.177cm" svg:height="8.791cm" draw:z-index="0"><draw:image xlink:href="Pictures/10000200000003450000038477216349.png" xlink:type="simple" xlink:show="embed" xlink:actuate="onLoad"/></draw:frame><draw:frame draw:style-name="fr1" draw:name="Grafik2" text:anchor-type="paragraph" svg:x="12.945cm" svg:y="8.721cm" svg:width="3.149cm" svg:height="2.302cm" draw:z-index="1"><draw:image xlink:href="Pictures/100000000000007700000057BBC9A27D.jpg" xlink:type="simple" xlink:show="embed" xlink:actuate="onLoad"/></draw:frame><draw:frame draw:style-name="fr1" draw:name="Grafik3" text:anchor-type="paragraph" svg:x="13.75cm" svg:y="0.041cm" svg:width="14.037cm" svg:height="10.525cm" draw:z-index="2"><draw:image xlink:href="Pictures/10000201000004000000030001D70316.png" xlink:type="simple" xlink:show="embed" xlink:actuate="onLoad"/></draw:frame><draw:frame draw:style-name="fr1" draw:name="Grafik4" text:anchor-type="paragraph" svg:x="14.534cm" svg:y="9.222cm" svg:width="13.732cm" svg:height="10.776cm" draw:z-index="3"><draw:image xlink:href="Pictures/10000200000001BE0000015EDFD55A7D.png" xlink:type="simple" xlink:show="embed" xlink:actuate="onLoad"/></draw:frame><draw:frame draw:style-name="fr1" draw:name="Grafik5" text:anchor-type="paragraph" svg:x="0.566cm" svg:y="9.493cm" svg:width="11.448cm" svg:height="10.504cm" draw:z-index="4"><draw:image xlink:href="Pictures/100000000000015300000137936D4E4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11T12:04:58</meta:creation-date>
    <dc:date>2006-06-11T12:16:53</dc:date>
    <meta:print-date>2006-06-11T12:15:14</meta:print-date>
    <dc:language>en-US</dc:language>
    <meta:editing-cycles>2</meta:editing-cycles>
    <meta:editing-duration>PT12M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0" meta:word-count="0" meta:character-count="0"/>
  </office:meta>
</office:document-meta>
</file>